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0739" officeooo:paragraph-rsid="000c073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0739" officeooo:paragraph-rsid="000c0739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6 Test Plan</text:p>
      <text:p text:style-name="P1">Heath Gerrald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9:32:04.574333874</meta:creation-date>
    <dc:date>2018-11-24T09:32:48.671203451</dc:date>
    <meta:editing-duration>PT44S</meta:editing-duration>
    <meta:editing-cycles>1</meta:editing-cycles>
    <meta:document-statistic meta:table-count="0" meta:image-count="0" meta:object-count="0" meta:page-count="1" meta:paragraph-count="2" meta:word-count="5" meta:character-count="26" meta:non-whitespace-character-count="23"/>
    <meta:generator>LibreOffice/6.0.3.2$Linux_X86_64 LibreOffice_project/00m0$Build-2</meta:generator>
  </office:meta>
</office:document-meta>
</file>